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 style:list-style-name="WWNum1">
      <style:paragraph-properties fo:margin-left="1.27cm" fo:margin-right="0cm" fo:text-indent="-0.635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вёздное ночное небо</text:p>
      <text:p text:style-name="Standard">Мерцают звёзды</text:p>
      <text:p text:style-name="Standard">Летит звездолёт</text:p>
      <text:p text:style-name="Standard"/>
      <text:p text:style-name="Standard">Планета</text:p>
      <text:p text:style-name="Standard"/>
      <text:p text:style-name="Standard">Молодая женшина и молодой мужчина</text:p>
      <text:p text:style-name="Standard">Лес, озеро, на небе две луны оранжевая и синяя</text:p>
      <text:p text:style-name="Standard">Он стоит около дерева (оперевшись на дерево) и писает. </text:p>
      <text:p text:style-name="Standard">Она сидит и какает. </text:p>
      <text:p text:style-name="Standard">После того как она завершила какать, она берёт её гавно в правую руку, подходит к её любимому и обмазывает ему лицо гавном. </text:p>
      <text:p text:style-name="Standard">Оба смеются, она целует его и они бегут плавать в озере. </text:p>
      <text:p text:style-name="Standard">Отплыв от берега она снова целуются. </text:p>
      <text:p text:style-name="Standard"/>
      <text:p text:style-name="Standard">В это время звездолёт приземляется на планете. </text:p>
      <text:p text:style-name="Standard"/>
      <text:p text:style-name="Standard">Молодая женщина и мужчина чувствуют это и идут к старейшине. </text:p>
      <text:p text:style-name="Standard"/>
      <text:p text:style-name="Standard">Звездолётчики </text:p>
      <text:p text:style-name="Standard"/>
      <text:p text:style-name="Standard">Капитан (натуральный человек)</text:p>
      <text:p text:style-name="Standard">Его помощница (андроид созданный специально для него, для того чтобы компенсировать слабые стороны капитана и усиливать сильные)</text:p>
      <text:p text:style-name="Standard">Медик - трансженщина (с половыми органами мужчины) очень эффектная тонкая и звонкая</text:p>
      <text:p text:style-name="Standard">Инженер механик - трансмужчина (с половыми органами женщины) небольшой пухлый очень сильный</text:p>
      <text:p text:style-name="Standard"/>
      <text:p text:style-name="Standard">Люди на планете живут в симбиозе с планетой. </text:p>
      <text:p text:style-name="Standard">Они могут </text:p>
      <text:p text:style-name="Standard">изменять их внешний вид по их желанию (отрашивать руки, ноги, изменять цвет кожи и т.д. и.т.п.)</text:p>
      <text:p text:style-name="Standard">путешествовать между мирами без каких-либо технических устройств</text:p>
      <text:p text:style-name="Standard">общаться телепатически</text:p>
      <text:p text:style-name="Standard"/>
      <text:p text:style-name="Standard">Показать синего человека, оранжевого человека и человека с синими и оранжевыми квадратами по телу, человека с 4-мя руками</text:p>
      <text:p text:style-name="Standard"/>
      <text:p text:style-name="Standard">Люди на планете X не носят одежду </text:p>
      <text:p text:style-name="Standard"/>
      <text:p text:style-name="Standard">Предки людей живущих на этой планете были переселены на эту планету с Земли инопланетянами</text:p>
      <text:p text:style-name="Standard"/>
      <text:p text:style-name="Standard">Happy people</text:p>
      <text:p text:style-name="Standard">Happy people - альтернативная история Земли и землян а также про мироздания без денег (мироздания в которых деньги отсутствуют даже как понятие)</text:p>
      <text:p text:style-name="Standard"/>
      <text:p text:style-name="Standard"><text:soft-page-break/>История двух цивилизаций:</text:p>
      <text:p text:style-name="Standard"/>
      <text:p text:style-name="Standard">на Земле и на другой планете</text:p>
      <text:p text:style-name="Standard"/>
      <text:p text:style-name="Standard">технократы и натуралы</text:p>
      <text:p text:style-name="Standard"/>
      <text:p text:style-name="Standard">Техническое и натурально-духовное единство</text:p>
      <text:p text:style-name="Standard"/>
      <text:p text:style-name="Standard">Спроси и будет тебе дадено</text:p>
      <text:p text:style-name="Standard"/>
      <text:p text:style-name="Standard">Я хочу чтобы книга побуждала меняться</text:p>
      <text:p text:style-name="Standard"/>
      <text:p text:style-name="Standard">Противовесные силы... что они?</text:p>
      <text:p text:style-name="Standard"/>
      <text:p text:style-name="Standard"/>
      <text:p text:style-name="Standard">Антагонисты - кто / что?</text:p>
      <text:p text:style-name="Standard"/>
      <text:p text:style-name="Standard">Деньги, жадность, желание власти и властвовать</text:p>
      <text:p text:style-name="Standard"/>
      <text:p text:style-name="Standard">В какой степени в каждом персонаже распределены чувства восприятия и обработки информации? (аудиал, визуал, кинестетик, ольфактор, густатор)</text:p>
      <text:p text:style-name="Standard"/>
      <text:p text:style-name="Standard">Главные персонажи:</text:p>
      <text:p text:style-name="Standard"/>
      <text:p text:style-name="Standard">1. Первая пара:</text:p>
      <text:p text:style-name="Standard"/>
      <text:p text:style-name="Standard">Чен Вольфганг Вайзу-Брезжиковски звездолётчик (натуральный мужчина; лидер; визионер; мыслитель) (сангвиник; жёлтый; воздух; экстраверт) (обыкновенной комплекции араб / поляк / немец / русский рождённый в Китае и говорящий по русски и по английски)</text:p>
      <text:p text:style-name="Standard">45% визуал, 45% аудиал, 6% кинестетик, 2% густатор, 2% ольфактор</text:p>
      <text:p text:style-name="Standard"/>
      <text:p text:style-name="Standard">Ольга Ахлам Лурье звездолётчица (специальный андроид; jack of all trades - мультиталант) (меланхолик?; зелёный; земля; амбиверт) (миниатюрно-компактная ласковая с мягким голосом чернокожая актриса) с шапкой волос</text:p>
      <text:p text:style-name="Standard">В Ольге Ахлам - чувства восприятия распеределены равномерно (?) и могут усиливаться по мере надобности</text:p>
      <text:p text:style-name="Standard"/>
      <text:p text:style-name="Standard">2. Вторая пара:</text:p>
      <text:p text:style-name="Standard"/>
      <text:p text:style-name="Standard">Пейжин Джон(атан) Лим-Чахунеску (трансгендерная женщина, которая была рождена мужчиной и которая осознаёт её красоту; целительница) (холерик; красный; огонь; экстровертированный интроверт) (высокая, очень красивая, с замечательной фигурой) (китайская, корейская или тайская актриса) с ежиком волос или же всё же с длинными красивыми волосами (?)</text:p>
      <text:p text:style-name="Standard">10% ольфактор, 10% густатор, 40% кинестетик, 20% аудиал и 20% визуал</text:p>
      <text:p text:style-name="Standard"/>
      <text:p text:style-name="Standard">Мик(ола) Амалия Пантонелли-Бергман (трансгендерный мужчина, который был <text:soft-page-break/>рождён женщиной; инженер) (флегматик; синий; вода; интроверт) (огромный качок индус сикх с длинными волосами)</text:p>
      <text:p text:style-name="Standard">Ты чинишь людей; я чиню технику</text:p>
      <text:p text:style-name="Standard"/>
      <text:p text:style-name="Standard">20% ольфактор, 10% густатор, 40% кинестетик, 10% аудиал и 20% визуал</text:p>
      <text:p text:style-name="Standard"/>
      <text:p text:style-name="Standard">По возможности найти таких реальных людей на эти роли</text:p>
      <text:p text:style-name="Standard"/>
      <text:p text:style-name="Standard">Cоздать симпатию к парам и каждому в отдельности.</text:p>
      <text:p text:style-name="Standard"/>
      <text:p text:style-name="Standard">Как?</text:p>
      <text:p text:style-name="Standard"/>
      <text:p text:style-name="Standard">Люди будущего смогут менять аспекты их личности по собственному желанию в любое время т.е. стать из визуала кинестетом, из аудиала визуалом и т.д. и т.п.</text:p>
      <text:p text:style-name="Standard"/>
      <text:p text:style-name="Standard">3.</text:p>
      <text:p text:style-name="Standard"/>
      <text:p text:style-name="Standard">(Надо придумать им имена.)</text:p>
      <text:p text:style-name="Standard"/>
      <text:p text:style-name="Standard">молодой человек с планеты XYZ (белый молодой мужчина)</text:p>
      <text:p text:style-name="Standard">молодая женская особа с планеты XYZ (белая молодая женщина)</text:p>
      <text:p text:style-name="Standard">красивые молодые стройные люди модельной внешности</text:p>
      <text:p text:style-name="Standard"/>
      <text:p text:style-name="Standard">старейшина с планеты XYZ (белый взрослый мужчина)</text:p>
      <text:p text:style-name="Standard">4.</text:p>
      <text:p text:style-name="Standard"/>
      <text:p text:style-name="Standard">Он (голубая кожа, оранжевые волосы)</text:p>
      <text:p text:style-name="Standard">Она (оранжевая кожа, голубые волосы)</text:p>
      <text:p text:style-name="Standard">Кто они?</text:p>
      <text:p text:style-name="Standard"/>
      <text:p text:style-name="Standard">Обязательно показать сцену с существом с женскими грудями и пенисом </text:p>
      <text:p text:style-name="Standard">и </text:p>
      <text:p text:style-name="Standard">мужеподобное накачанное существо с вагиной</text:p>
      <text:p text:style-name="Standard"/>
      <text:p text:style-name="Standard">В какой книге показать нормальность полиамории? Как? (вторая книга)</text:p>
      <text:p text:style-name="Standard"/>
      <text:p text:style-name="Standard">Contents</text:p>
      <text:p text:style-name="Standard">1 Книга первая - Эпизод третий</text:p>
      <text:p text:style-name="Standard">1.1 Вступление</text:p>
      <text:p text:style-name="Standard">1.2 Первая глава</text:p>
      <text:p text:style-name="Standard">2 Книга вторая - Эпизод первый</text:p>
      <text:p text:style-name="Standard">2.1 Транспорт осознанных землян на XYZ</text:p>
      <text:p text:style-name="Standard">2.2 Часть первая</text:p>
      <text:p text:style-name="Standard">2.2.1 Таланты женщин</text:p>
      <text:p text:style-name="Standard">2.2.2 Наши первые шаги на планете</text:p>
      <text:p text:style-name="Standard">2.2.3 Дети</text:p>
      <text:p text:style-name="Standard">2.3 Часть вторая</text:p>
      <text:p text:style-name="Standard">2.4 Начало</text:p>
      <text:p text:style-name="Standard"><text:soft-page-break/>2.4.1 Развитие на XYZ</text:p>
      <text:p text:style-name="Standard">2.4.2 Натуральная трансцендация</text:p>
      <text:p text:style-name="Standard">3 Книга третья - Эпизод второй</text:p>
      <text:p text:style-name="Standard">3.1 Мир без денег</text:p>
      <text:p text:style-name="Standard">3.2 Расширение жизненного пространства</text:p>
      <text:p text:style-name="Standard">3.3 Население Земли</text:p>
      <text:p text:style-name="Standard">3.4 Полёт на планету XYZ / Второй прилёт на планету XYZ</text:p>
      <text:p text:style-name="Standard">4 Книга четвёртая - Эпизод нуль</text:p>
      <text:p text:style-name="Standard">4.1 Марсиане, инопланетяне и Марс до возникновения жизни на Земле (?)</text:p>
      <text:p text:style-name="Standard">4.2 Земля в далёком прошлом</text:p>
      <text:p text:style-name="Standard">4.3 Переселение части марсиан назад на Землю</text:p>
      <text:p text:style-name="Standard">4.4 Разные стили взаимодействия с планетой и вселенной</text:p>
      <text:p text:style-name="Standard">4.5 Развитие двух паралельно существующих цивилизаций на планете</text:p>
      <text:p text:style-name="Standard">4.6 Техническая трансцендация</text:p>
      <text:p text:style-name="Standard">5 Книга пятая - Эпизод четвёртый</text:p>
      <text:p text:style-name="Standard">5.1 Возвращение на Землю</text:p>
      <text:p text:style-name="Standard">5.2 Марс сейчас ([недалёкое] будущее)</text:p>
      <text:p text:style-name="Standard">6 Книга седьмая - Эпизод минус один</text:p>
      <text:p text:style-name="Standard">7 Книга ххх - Эпизод минус два</text:p>
      <text:p text:style-name="Standard">Книга первая - Эпизод третий</text:p>
      <text:p text:style-name="Standard">(Начало книги / фильма)</text:p>
      <text:p text:style-name="Standard"/>
      <text:p text:style-name="Standard">Вступление</text:p>
      <text:p text:style-name="Standard">Звёздное небо</text:p>
      <text:p text:style-name="Standard"/>
      <text:p text:style-name="Standard">Летит звездолёт</text:p>
      <text:p text:style-name="Standard"/>
      <text:p text:style-name="Standard">Из звездолёта открывается вид на планету XYZ и на одну из её лун (у планеты две луны: синяя и оранжевая)</text:p>
      <text:p text:style-name="Standard"/>
      <text:p text:style-name="Standard">Ольга Ахлам: Ну вот мы почти и на месте. Чен Вольфганг: Интересно, что нам готовит эта планета? Пейжин Джон: Я, (ясно)вижу что перед нами откроется много нового. Мик Амалия: Много новой еды?</text:p>
      <text:p text:style-name="Standard"/>
      <text:p text:style-name="Standard">(Второй прилёт на планету XYZ)</text:p>
      <text:p text:style-name="Standard"/>
      <text:p text:style-name="Standard">Первая глава</text:p>
      <text:p text:style-name="Standard">(Начало сцены)</text:p>
      <text:p text:style-name="Standard"/>
      <text:p text:style-name="Standard">Лес, ночь, звёздное небо...</text:p>
      <text:p text:style-name="Standard"/>
      <text:p text:style-name="Standard">Молодая женщина сидит и испражняется.</text:p>
      <text:p text:style-name="Standard"/>
      <text:p text:style-name="Standard">Молодой мужчина стоит оперевшись на дерево и отливает.</text:p>
      <text:p text:style-name="Standard"/>
      <text:p text:style-name="Standard">Молодая женщина закончила её бизнес, берёт часть испражнений в руку, подходит к мужчине сзади, трогает его за плечо, он разворачивается она улыбаясь размазывает ему её испражнения по лбу и по щекам, он улыбается, она целует его, смеётся, берёт <text:soft-page-break/>его за руку и они вместе бегут в озеро, плывут, останавливаются, целуются</text:p>
      <text:p text:style-name="Standard"/>
      <text:p text:style-name="Standard">Две луны крупным планом: синяя и оранжевая</text:p>
      <text:p text:style-name="Standard"/>
      <text:p text:style-name="Standard">(Конец сцены)</text:p>
      <text:p text:style-name="Standard"/>
      <text:p text:style-name="Standard">Астронавты - осваиватели космического пространства приземляются на планете.</text:p>
      <text:p text:style-name="Standard"/>
      <text:p text:style-name="Standard">Найду сушняк - сухую отмершую древесину: стволы, ветки и сучья)</text:p>
      <text:p text:style-name="Standard"/>
      <text:p text:style-name="Standard">Cделаю из камней место для костра, чтобы не повредить поверхность планеты огнём</text:p>
      <text:p text:style-name="Standard"/>
      <text:p text:style-name="Standard">Сколько у нас ещё есть еды?</text:p>
      <text:p text:style-name="Standard"/>
      <text:p text:style-name="Standard">Поиск еды</text:p>
      <text:p text:style-name="Standard"/>
      <text:p text:style-name="Standard">Устройство для проверки еды на пригодность прям на растении</text:p>
      <text:p text:style-name="Standard"/>
      <text:p text:style-name="Standard">Количество питательных элементов и способы совмещения одних фруктов / овощей с другими для максимального питательного эффекта</text:p>
      <text:p text:style-name="Standard"/>
      <text:p text:style-name="Standard">Веганы</text:p>
      <text:p text:style-name="Standard"/>
      <text:p text:style-name="Standard">Сцена с медитацией 3 членов экипажа (кроме андроида; осознанная медитация)</text:p>
      <text:p text:style-name="Standard"/>
      <text:p text:style-name="Standard">Вопрос адресованный к Ольге Ахлам: "Что ты обрабатывала?" (по типу "О чём ты думаешь?") Ответ: "Я просчитывала вероятность .... (успеха) .... "</text:p>
      <text:p text:style-name="Standard"/>
      <text:p text:style-name="Standard">6-ти рукие и двуногие роботы-траспортеры</text:p>
      <text:p text:style-name="Standard"/>
      <text:p text:style-name="Standard">Роботы могут передвигаться как на 2-ух ногах так и на ногах и руках одновременно, а также летать и плавать как на воде так и под водой.</text:p>
      <text:p text:style-name="Standard"/>
      <text:p text:style-name="Standard">Кабина пассажира снова приводится в положение, которое удобно звездолётчику (горизонтальное, вертикальное или же наклонённое а также повёрнутое горизонтально: налево или направо под удобным углом).</text:p>
      <text:p text:style-name="Standard"/>
      <text:p text:style-name="Standard">Для передвижения по планете звездолётчики используют роботов-транспортеров-(трансформеров), с помощью которых можно намного быстрее осваивать планеты не только с воздуха но и с поверхности планеты.</text:p>
      <text:p text:style-name="Standard"/>
      <text:p text:style-name="Standard">Роботы передвигаются как на автопилоте так и возможно полуавтоматическое ручное управление (роботы умеют сами определять препятствия и находить пути их преодоления по подобию муравьёв)</text:p>
      <text:p text:style-name="Standard"/>
      <text:p text:style-name="Standard">Молодой мужчина и молодая женщина видят чужаков, возвращаются в сообщество в котором живут, идут к одному из старейшин с ребёнком которого встречают по пути...</text:p>
      <text:p text:style-name="Standard"/>
      <text:p text:style-name="Standard"><text:soft-page-break/>(Невербальное общение)</text:p>
      <text:p text:style-name="Standard"/>
      <text:p text:style-name="Standard">- Куда Вы идёте? </text:p>
      <text:p text:style-name="Standard">- К старейшине.</text:p>
      <text:p text:style-name="Standard"/>
      <text:p text:style-name="Standard">Ребёнок присоединяется к ним и идёт с ними.</text:p>
      <text:p text:style-name="Standard"/>
      <text:p text:style-name="Standard">Вопрос адресованный к старейшине: "Ты тоже их почувствовал?"</text:p>
      <text:p text:style-name="Standard"/>
      <text:p text:style-name="Standard">Встреча Землян и одного из старейшин планеты</text:p>
      <text:p text:style-name="Standard"/>
      <text:p text:style-name="Standard">Cтарейшина: "Приветствую Вас пришельцы" (телепатическое обращение к прилетевшим звездолётчикам)</text:p>
      <text:p text:style-name="Standard"/>
      <text:p text:style-name="Standard"/>
      <text:p text:style-name="Standard">Мы давно не делаем костров</text:p>
      <text:p text:style-name="Standard"/>
      <text:p text:style-name="Standard">Как Вы согреваетесь?</text:p>
      <text:p text:style-name="Standard"/>
      <text:p text:style-name="Standard">Мы не мёрзнем.... однако если нам нужен источник тепла, то мы используем то что вы наверное назвали бы огненный шар (шар огненной и распространяющей энергии тепло) После это мы благодарим энергию за то что она предоставила нам эту забаву Мы научились жить в согласии с энергией</text:p>
      <text:p text:style-name="Standard"/>
      <text:p text:style-name="Standard">Энергия вокруг нас</text:p>
      <text:p text:style-name="Standard"/>
      <text:p text:style-name="Standard">Всё - энергия</text:p>
      <text:p text:style-name="Standard"/>
      <text:p text:style-name="Standard">Питаться - как дышать - осознанно</text:p>
      <text:p text:style-name="Standard"/>
      <text:p text:style-name="Standard">поэтому туалет - крайне редко</text:p>
      <text:p text:style-name="Standard"/>
      <text:p text:style-name="Standard">Болезни от тоски и печали</text:p>
      <text:p text:style-name="Standard"/>
      <text:p text:style-name="Standard">Если кто-то заболевает, то мы собираемся вокруг больного и он рассказывает нам почему и когда он был в тоске и печали... мы вместе с ним / ней празднуем эти откровения и так болезнь через некоторое время уходит.</text:p>
      <text:p text:style-name="Standard"/>
      <text:p text:style-name="Standard">Cиняки и ссадины - заживают сами по себе</text:p>
      <text:p text:style-name="Standard"/>
      <text:p text:style-name="Standard">Если необходимо моментальное заживление, то мы обращаемся к организму и к энергии чтобы энергия дала энергии организму на моментальное заживление</text:p>
      <text:p text:style-name="Standard"/>
      <text:p text:style-name="Standard">Осознанность</text:p>
      <text:p text:style-name="Standard"/>
      <text:p text:style-name="Standard">Осознанная жизнь</text:p>
      <text:p text:style-name="Standard"/>
      <text:p text:style-name="Standard">Отсутствует потребность в медитации</text:p>
      <text:p text:style-name="Standard"><text:soft-page-break/></text:p>
      <text:p text:style-name="Standard">Йогоподобные физические упражнения и гимнастические танцы (небольшой эпизод)</text:p>
      <text:p text:style-name="Standard"/>
      <text:p text:style-name="Standard">Жить и пусть и другие живут</text:p>
      <text:p text:style-name="Standard"/>
      <text:p text:style-name="Standard">Другая цивилизация, которая жила на этой планете, трансцендировала в другое измерение</text:p>
      <text:p text:style-name="Standard"/>
      <text:p text:style-name="Standard">Свобода выбора</text:p>
      <text:p text:style-name="Standard"/>
      <text:p text:style-name="Standard">Cохранение знаний и истории</text:p>
      <text:p text:style-name="Standard"/>
      <text:p text:style-name="Standard">Вы просто утратили ваши знания и историю</text:p>
      <text:p text:style-name="Standard"/>
      <text:p text:style-name="Standard">Телепатия и телепортация</text:p>
      <text:p text:style-name="Standard"/>
      <text:p text:style-name="Standard">Общаемся между собой телепатически.</text:p>
      <text:p text:style-name="Standard"/>
      <text:p text:style-name="Standard">Не спим.</text:p>
      <text:p text:style-name="Standard"/>
      <text:p text:style-name="Standard">0 - 200 - детство</text:p>
      <text:p text:style-name="Standard">200 - 400 - юность</text:p>
      <text:p text:style-name="Standard">400 - 600 - взрослость</text:p>
      <text:p text:style-name="Standard">600 - 800 - старость</text:p>
      <text:p text:style-name="Standard">800 - 1000 - глубокая старость</text:p>
      <text:p text:style-name="Standard">Трансцендирование в другое энергетическое состояние</text:p>
      <text:p text:style-name="Standard"/>
      <text:p text:style-name="Standard">А ещё если мы пожелаем - мы можем омолаживаться (омолаживать самих себя) однако обычно мало кто из нас пользуется этим. Зачем?</text:p>
      <text:p text:style-name="Standard"/>
      <text:p text:style-name="Standard">У нас нет табу и в нашем обществе возможно всё что базируется на любви, а на любви у нас базируется всё.</text:p>
      <text:p text:style-name="Standard"/>
      <text:p text:style-name="Standard">Когда-то давным давно наши предки прибыли на эту планету... с Земли.</text:p>
      <text:p text:style-name="Standard"/>
      <text:p text:style-name="Standard">Конец первой книги.</text:p>
      <text:p text:style-name="Standard"/>
      <text:p text:style-name="Standard">Книга вторая - Эпизод первый</text:p>
      <text:p text:style-name="Standard">И услышаны были их запросы и посажены они были в огненные небесные колесницы и доставлена на нашу красавицу планету.</text:p>
      <text:p text:style-name="Standard"/>
      <text:p text:style-name="Standard">Транспорт осознанных землян на XYZ</text:p>
      <text:p text:style-name="Standard">Первый прилёт на XYZ</text:p>
      <text:p text:style-name="Standard"/>
      <text:p text:style-name="Standard">Часть первая</text:p>
      <text:p text:style-name="Standard">В тот момент мне было уже за сорок. Это было как сказка. Все мои "запросы" были отвечены и все мои "заказы Вселенной" были доставлены.</text:p>
      <text:p text:style-name="Standard"/>
      <text:p text:style-name="Standard"><text:soft-page-break/>Меня с четырьмя молодыми женщинами прилетели на нашу красавицу планету.</text:p>
      <text:p text:style-name="Standard"/>
      <text:p text:style-name="Standard">На космическом корабле экстратерестиалов меня познакомили с красивыми, умными и стройными женщинами / мы все вместе познакомились и на основе вопросов и тестов нас сформировали в как раз такую семью, которую я / мы уже давно желал(и) иметь. Чем экстратерестриалы основывались, для меня на тот момент было загадкой. Только годами позже я смогу это узнать, что-то мне расскажут, а до чего-то смогу додуматься и сам.</text:p>
      <text:p text:style-name="Standard"/>
      <text:p text:style-name="Standard">Таланты женщин</text:p>
      <text:p text:style-name="Standard">Наши первые шаги на планете</text:p>
      <text:p text:style-name="Standard">Дети</text:p>
      <text:p text:style-name="Standard">Часть вторая</text:p>
      <text:p text:style-name="Standard">Начало</text:p>
      <text:p text:style-name="Standard">Когда мы только прибыли на эту планету мы начали делать глинобитные хижины, потому-что тогда мы ещё недостаточно хорошо умели общаться с энергиями и в частности с энергией этой планеты, для того чтобы просить планету, её энергию и флору и фауну для строительства - создания места для укрытия от дождя, ветра и другой непогоды.</text:p>
      <text:p text:style-name="Standard"/>
      <text:p text:style-name="Standard">Мы уже умели сажать фруктово-овощные пермакультурные леса и "разговаривать" с растениями, однако перед нами предстояли довольно длинный и интересный путь</text:p>
      <text:p text:style-name="Standard"/>
      <text:p text:style-name="Standard">Мы создали так называема дома встреч и знаний, куда люди могли приходить в любое время, оставаться так насколько долго насколько это было необходимо или желанно для обмена знаниями, идеями, мечтами и для со-создания - созидания.</text:p>
      <text:p text:style-name="Standard"/>
      <text:p text:style-name="Standard">Развитие на XYZ</text:p>
      <text:p text:style-name="Standard">Натуральная трансцендация</text:p>
      <text:p text:style-name="Standard">когда Вы сливаетесь с окружающей вас энергией и становитесь с ней одним - вы исчезаете</text:p>
      <text:p text:style-name="Standard"/>
      <text:p text:style-name="Standard">Могут общаться с прародителями даже со времени заселения планеты</text:p>
      <text:p text:style-name="Standard"/>
      <text:p text:style-name="Standard">Вы как-будто бы здесь и в тоже время вас как бы уже и нет</text:p>
      <text:p text:style-name="Standard"/>
      <text:p text:style-name="Standard">Капля в океане</text:p>
      <text:p text:style-name="Standard"/>
      <text:p text:style-name="Standard">Жизнь в согласии с природой, планетой и энергией</text:p>
      <text:p text:style-name="Standard"/>
      <text:p text:style-name="Standard">Выращивание "домов" - дома выращивают себя сами по запросу жителей планеты XYZ если они делают такой запрос</text:p>
      <text:p text:style-name="Standard"/>
      <text:p text:style-name="Standard">а также житие в пещерах, берлогах</text:p>
      <text:p text:style-name="Standard"/>
      <text:p text:style-name="Standard">Гармония и единение с природой</text:p>
      <text:p text:style-name="Standard"/>
      <text:p text:style-name="Standard">Ритуальные и энергетические танцы ?</text:p>
      <text:p text:style-name="Standard"><text:soft-page-break/></text:p>
      <text:p text:style-name="Standard">Йогоподобные физические упражнения и гимнастические энергетические танцы (подробное описание)</text:p>
      <text:p text:style-name="Standard"/>
      <text:p text:style-name="Standard">Изначально мы занимались сексом для удовольствия, то в последствии основная цель секса свелась к тому чем она в основном и является т.е. зачатию детей.</text:p>
      <text:p text:style-name="Standard"/>
      <text:p text:style-name="Standard">Секс, нормальным образом = ребёнок / дети</text:p>
      <text:p text:style-name="Standard"/>
      <text:p text:style-name="Standard">Управление личным генным набором</text:p>
      <text:p text:style-name="Standard"/>
      <text:p text:style-name="Standard">Возможность менять:</text:p>
      <text:p text:style-name="Standard"/>
      <text:p text:style-name="Standard">пол</text:p>
      <text:p text:style-name="Standard">цвет</text:p>
      <text:p text:style-name="Standard">глаз</text:p>
      <text:p text:style-name="Standard">кожи (в кубики, в полосочки, в крапинки)</text:p>
      <text:p text:style-name="Standard">многорукие</text:p>
      <text:p text:style-name="Standard"/>
      <text:p text:style-name="Standard">многоголовье</text:p>
      <text:p text:style-name="Standard"/>
      <text:p text:style-name="Standard">Кентавры (?)</text:p>
      <text:p text:style-name="Standard"/>
      <text:p text:style-name="Standard">Летающие люди (?)</text:p>
      <text:p text:style-name="Standard"/>
      <text:p text:style-name="Standard">Гиганты (?)</text:p>
      <text:p text:style-name="Standard"/>
      <text:p text:style-name="Standard">Прилёт и попадание других людей на планету</text:p>
      <text:p text:style-name="Standard"/>
      <text:p text:style-name="Standard">Книга третья - Эпизод второй</text:p>
      <text:p text:style-name="Standard">Земля</text:p>
      <text:p text:style-name="Standard"/>
      <text:p text:style-name="Standard">Мир без денег</text:p>
      <text:p text:style-name="Standard">Всё началось с того что уровень осознанности, некоторых граждан достиг опеределённого уровня и они начали создавать города без денег </text:p>
      <text:p text:style-name="Standard">Потом избавились и избавили планету от денег / искоренили деньги</text:p>
      <text:p text:style-name="Standard"/>
      <text:p text:style-name="Standard">Наука значительно продвинулась в развитии и земляне начали осваивать космическое пространство на случай возможных катастров комет и прочих непредвиденных сценариев</text:p>
      <text:p text:style-name="Standard"/>
      <text:p text:style-name="Standard">Человеческий геном изучен</text:p>
      <text:p text:style-name="Standard"/>
      <text:p text:style-name="Standard">Расширение жизненного пространства</text:p>
      <text:p text:style-name="Standard">Высокий уровень развития и осознаности землян</text:p>
      <text:p text:style-name="Standard"/>
      <text:p text:style-name="Standard">Отправка корабля с андроидами на планету XYZ для исследования и подготовки для жизни</text:p>
      <text:p text:style-name="Standard"><text:soft-page-break/></text:p>
      <text:p text:style-name="Standard">Корабль благополучно приземляется, его команда сообщает на Землю о том что планета подходит для жизни и замолкает.</text:p>
      <text:p text:style-name="Standard"/>
      <text:p text:style-name="Standard">(Жители планеты XYZ усыпляют андроидов и отключают всё оборудование.)</text:p>
      <text:p text:style-name="Standard"/>
      <text:p text:style-name="Standard">Население Земли</text:p>
      <text:p text:style-name="Standard">Натурально зачатые и рождённые люди</text:p>
      <text:p text:style-name="Standard">Люди из пробирки:</text:p>
      <text:p text:style-name="Standard">натурально выношенные</text:p>
      <text:p text:style-name="Standard">выношенные андроидами</text:p>
      <text:p text:style-name="Standard">Андроиды:</text:p>
      <text:p text:style-name="Standard">"обыкновенные"</text:p>
      <text:p text:style-name="Standard">специализированные</text:p>
      <text:p text:style-name="Standard">Андроиды могут "изготавливаться" до определённого возраста и потом расти и развиваться натурально</text:p>
      <text:p text:style-name="Standard"/>
      <text:p text:style-name="Standard">Полёт на планету XYZ / Второй прилёт на планету XYZ</text:p>
      <text:p text:style-name="Standard">см. эпизод 3</text:p>
      <text:p text:style-name="Standard"/>
      <text:p text:style-name="Standard">Книга четвёртая - Эпизод нуль</text:p>
      <text:p text:style-name="Standard">I believe that we came from the stars. I believe that we were able to create a lot and heal almost / virtually everything, at least in us themselves.</text:p>
      <text:p text:style-name="Standard"/>
      <text:p text:style-name="Standard">Я верю в то что мы прибыли с разных звёзд. Я верю в то что мы могли создавать очень многое и что мы могли (а значит и умеем до сих пор - надо просто вспомнить) лечить практически всё, по крайней мере в нас самих.</text:p>
      <text:p text:style-name="Standard"/>
      <text:p text:style-name="Standard">Марсиане, инопланетяне и Марс до возникновения жизни на Земле (?)</text:p>
      <text:p text:style-name="Standard">Земля в далёком прошлом</text:p>
      <text:p text:style-name="Standard">Русы-веды (телепортировались - откуда?) или секта счастливых людей (их прилетели) или и то и другое просто разнесённое во времени?</text:p>
      <text:p text:style-name="Standard"/>
      <text:p text:style-name="Standard">Кто? Когда? Почему?</text:p>
      <text:p text:style-name="Standard"/>
      <text:p text:style-name="Standard">Переселение части марсиан назад на Землю</text:p>
      <text:p text:style-name="Standard">Разные стили взаимодействия с планетой и вселенной</text:p>
      <text:p text:style-name="Standard">Развитие двух паралельно существующих цивилизаций на планете</text:p>
      <text:p text:style-name="Standard">технократы (марсиане)</text:p>
      <text:p text:style-name="Standard">Экологически прогрессивные, гуманные и зелёные технологии</text:p>
      <text:p text:style-name="Standard">Биокомпьютеры, AI, Deep Machine Learning</text:p>
      <text:p text:style-name="Standard">Disassembled and uploaded itself / themselves into the information space</text:p>
      <text:p text:style-name="Standard">натуралисты (веды)</text:p>
      <text:p text:style-name="Standard">Единение с природой и Вселенной натуральным образом</text:p>
      <text:p text:style-name="Standard">Техническая трансцендация</text:p>
      <text:p text:style-name="Standard">отгрузка в энергетическое пространство</text:p>
      <text:p text:style-name="Standard"/>
      <text:p text:style-name="Standard">Книга пятая - Эпизод четвёртый</text:p>
      <text:p text:style-name="Standard"><text:soft-page-break/>Возвращение на Землю</text:p>
      <text:p text:style-name="Standard">В какое время наши герои решили вернуться на планету? В день отлёта пару часов позднее? На следующий день? Возможность управлять датой, временем и местом возвращения</text:p>
      <text:p text:style-name="Standard"/>
      <text:p text:style-name="Standard">Чен Вольфганг Вайзу-Брезжиковски:</text:p>
      <text:p text:style-name="Standard"/>
      <text:p text:style-name="Standard">(повествование от третьего лица)</text:p>
      <text:p text:style-name="Standard"/>
      <text:p text:style-name="Standard">Временами когда он что-то ей рассказывал, у него создавалось впечатление, что она его не слушает, хотя он точно знал что она его слышит и способна воспринимать и обрабатывать всё, то что он ей говорит. Он любил и воспринимал её такой, какая она есть... более могущая, чем он... Если же ему было необходимо её всцелое внимание, то он так и говорил ей, Оленька мне нужно твоё всецелое внимание и эмпатия и она конечно же ему её давала.</text:p>
      <text:p text:style-name="Standard"/>
      <text:p text:style-name="Standard">Временами когда я ей что-то рассказывал, у меня создавалось впечатление, что она меня не слушает, хотя я точно знал что она меня слышит и способна воспринимать и обрабатывать всё, то что я ей говорю. Я любил и воспринимал её такой, какая она есть... более могущая, чем я... Если же мне было необходимо её всцелое внимание, то я так и говорил ей, Оленька мне нужно твоё всецелое внимание и эмпатия и она конечно же давала мне их.</text:p>
      <text:p text:style-name="Standard"/>
      <text:p text:style-name="Standard">(Сидят вместе)</text:p>
      <text:p text:style-name="Standard"/>
      <text:p text:style-name="Standard">Ольга Ахлам Лурье:</text:p>
      <text:p text:style-name="Standard"/>
      <text:p text:style-name="Standard">(повествование от первого лица)</text:p>
      <text:p text:style-name="Standard"/>
      <text:p text:style-name="Standard">Когда я родилась я родилась довольно взрослой девочкой (смеётся и улыбается)</text:p>
      <text:p text:style-name="Standard"/>
      <text:p text:style-name="Standard">Меня создали специально для миссий предназначенных для расширения жизненного пространства; для иследования планет, которые потенциально могли бы быть приемлемы для нашего проживания.</text:p>
      <text:p text:style-name="Standard"/>
      <text:p text:style-name="Standard">Когда я увидела Чена в первый раз я сразу же влюбилась в него.</text:p>
      <text:p text:style-name="Standard"/>
      <text:p text:style-name="Standard">Когда мы вернёмся на Землю, мы сдадим сперму Чена, которую я сохраняю, сначала во мне, а потом в специальном холодильнике, в региональный банк спермы, на случай если какая-то женщина пожелает родить ребёнка от звездолётчика.</text:p>
      <text:p text:style-name="Standard"/>
      <text:p text:style-name="Standard">Чен: Cекс? Секс замечателен. Правда, Ахлам? </text:p>
      <text:p text:style-name="Standard">Ольга Ахлам: Да, Чен. (улыбается)</text:p>
      <text:p text:style-name="Standard"/>
      <text:p text:style-name="Standard"/>
      <text:p text:style-name="Standard">Пейжин Джон Лим-Чахунеску:</text:p>
      <text:p text:style-name="Standard"/>
      <text:p text:style-name="Standard">Джонатан рос хрупким, миниатюрным и очень красивым юношей. (повествование от <text:soft-page-break/>третьего лица)</text:p>
      <text:p text:style-name="Standard"/>
      <text:p text:style-name="Standard">Ник Амалия Пантонелли-Бергман:</text:p>
      <text:p text:style-name="Standard"/>
      <text:p text:style-name="Standard">Мои родители предпочли не прибегать к планированию их первого ребёнка, поэтому я была рождена натуральными родами и росла крупной неуклюжей девочкой. (повествование от первого лица)</text:p>
      <text:p text:style-name="Standard"/>
      <text:p text:style-name="Standard">В каком возрасте Амалия и Джонатан приняли решение сменить пол?</text:p>
      <text:p text:style-name="Standard"/>
      <text:p text:style-name="Standard">Марс сейчас ([недалёкое] будущее)</text:p>
      <text:p text:style-name="Standard">Снова обустраиваем "новую старую" планету</text:p>
      <text:p text:style-name="Standard"/>
      <text:p text:style-name="Standard">Книга седьмая - Эпизод минус один</text:p>
      <text:p text:style-name="Standard">Мироздание со всеми планетами и вселенными - симуляция создателей</text:p>
      <text:p text:style-name="Standard"/>
      <text:p text:style-name="Standard">Книга ххх - Эпизод минус два</text:p>
      <text:p text:style-name="Standard">Создатели симуляции - обитатели симуляции созданной другими создателям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dc:date>2019-06-15T16:13:09.701000000</dc:date>
    <meta:editing-duration>PT36S</meta:editing-duration>
    <meta:editing-cycles>1</meta:editing-cycles>
    <meta:document-statistic meta:table-count="0" meta:image-count="0" meta:object-count="0" meta:page-count="12" meta:paragraph-count="281" meta:word-count="2562" meta:character-count="16773" meta:non-whitespace-character-count="14476"/>
  </office:meta>
</office:document-meta>
</file>